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8H15M00S">
            <text:p>0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3H45M00S">
            <text:p>1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7H45M00S">
            <text:p>0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9H50M00S">
            <text:p>09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0H20M00S">
            <text:p>00: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7H15M00S">
            <text:p>1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4H15M00S">
            <text:p>0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2H00M00S">
            <text:p>12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7H30M00S">
            <text:p>1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7H45M00S">
            <text:p>07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7H15M00S">
            <text:p>1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21H00M00S">
            <text:p>21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7H15M00S">
            <text:p>0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9H15M00S">
            <text:p>09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4H15M00S">
            <text:p>14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1H45M00S">
            <text:p>11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22H15M00S">
            <text:p>22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3H30M00S">
            <text:p>0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8H30M00S">
            <text:p>08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0H30M00S">
            <text:p>10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3H14M00S">
            <text:p>13: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4H45M00S">
            <text:p>04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2H45M00S">
            <text:p>12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4H45M00S">
            <text:p>14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3H45M00S">
            <text:p>03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7H30M00S">
            <text:p>07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9H45M00S">
            <text:p>09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2H30M00S">
            <text:p>1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4H45M00S">
            <text:p>14:4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9H00M00S">
            <text:p>1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23H15M00S">
            <text:p>23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4H30M00S">
            <text:p>14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6H15M00S">
            <text:p>16: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22H30M00S">
            <text:p>2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08H00M00S">
            <text:p>0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4H00M00S">
            <text:p>14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7H30M00S">
            <text:p>17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0H30M00S">
            <text:p>20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3H00M00S">
            <text:p>23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7H30M00S">
            <text:p>07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9H30M00S">
            <text:p>09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22H45M00S">
            <text:p>22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9H00M00S">
            <text:p>0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3H50M00S">
            <text:p>13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07H30M00S">
            <text:p>0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6H50M00S">
            <text:p>16:5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0H15M00S">
            <text:p>2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3H30M00S">
            <text:p>23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07H50M00S">
            <text:p>07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3H50M00S">
            <text:p>13:5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23H15M00S">
            <text:p>2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5H00M00S">
            <text:p>05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9H50M00S">
            <text:p>09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3H00M00S">
            <text:p>13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23H00M00S">
            <text:p>2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8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2-10T18:02:43.53</dc:date>
    <dc:creator>Patrick Carlberg</dc:creator>
    <meta:editing-duration>P12DT3H32M18S</meta:editing-duration>
    <meta:editing-cycles>16</meta:editing-cycles>
    <meta:generator>OpenOffice/4.1.10$Win32 OpenOffice.org_project/4110m2$Build-9807</meta:generator>
    <meta:document-statistic meta:table-count="3" meta:cell-count="1868" meta:object-count="0"/>
  </office:meta>
</office:document-meta>
</file>